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monospace" svg:font-family="monospace, monospace_EmbeddedFont, monospace_MSFontService, sans-serif"/>
  </office:font-face-decls>
  <office:automatic-styles>
    <style:style style:name="Table1" style:family="table">
      <style:table-properties style:width="3.375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A2" style:family="table-cell">
      <style:table-cell-properties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Standard">
      <style:paragraph-properties fo:text-align="start" style:justify-single-word="false"/>
    </style:style>
    <style:style style:name="P2" style:family="paragraph" style:parent-style-name="Standard">
      <style:paragraph-properties fo:margin-left="0in" fo:margin-right="0in" fo:text-align="start" style:justify-single-word="false" fo:text-indent="0in" style:auto-text-indent="false"/>
      <style:text-properties officeooo:paragraph-rsid="000396db"/>
    </style:style>
    <style:style style:name="P3" style:family="paragraph" style:parent-style-name="Author">
      <style:paragraph-properties fo:margin-top="0.1945in" fo:margin-bottom="0.028in" style:contextual-spacing="false"/>
      <style:text-properties officeooo:paragraph-rsid="0002a1f3"/>
    </style:style>
    <style:style style:name="P4" style:family="paragraph" style:parent-style-name="Standard">
      <style:paragraph-properties fo:break-before="column"/>
    </style:style>
    <style:style style:name="P5" style:family="paragraph" style:parent-style-name="Standard">
      <style:paragraph-properties fo:text-align="start" style:justify-single-word="false"/>
      <style:text-properties fo:font-style="italic" style:font-style-asian="italic" style:font-style-complex="italic"/>
    </style:style>
    <style:style style:name="P6" style:family="paragraph" style:parent-style-name="Standard">
      <style:paragraph-properties fo:orphans="0" fo:widows="0"/>
      <style:text-properties fo:font-size="8pt" style:font-size-asian="8pt" style:font-size-complex="8pt"/>
    </style:style>
    <style:style style:name="P7" style:family="paragraph" style:parent-style-name="sponsors">
      <style:paragraph-properties fo:margin-left="0in" fo:margin-right="0in" fo:text-indent="0.2008in" style:auto-text-indent="false" fo:padding-left="0in" fo:padding-right="0in" fo:padding-top="0.028in" fo:padding-bottom="0in" fo:border="none"/>
    </style:style>
    <style:style style:name="P8" style:family="paragraph" style:parent-style-name="table_20_col_20_head">
      <style:paragraph-properties fo:orphans="0" fo:widows="0"/>
    </style:style>
    <style:style style:name="P9" style:family="paragraph" style:parent-style-name="table_20_col_20_subhead">
      <style:paragraph-properties fo:orphans="0" fo:widows="0"/>
    </style:style>
    <style:style style:name="P10" style:family="paragraph" style:parent-style-name="table_20_copy">
      <style:paragraph-properties fo:orphans="0" fo:widows="0"/>
    </style:style>
    <style:style style:name="P11" style:family="paragraph" style:parent-style-name="Author">
      <style:paragraph-properties fo:margin-top="0.1945in" fo:margin-bottom="0.028in" style:contextual-spacing="false"/>
      <style:text-properties fo:font-size="9pt" fo:font-style="italic" officeooo:rsid="0002a1f3" officeooo:paragraph-rsid="0002a1f3" style:font-size-asian="9pt" style:font-style-asian="italic" style:font-size-complex="9pt"/>
    </style:style>
    <style:style style:name="P12" style:family="paragraph" style:parent-style-name="Author">
      <style:paragraph-properties fo:margin-top="0.1945in" fo:margin-bottom="0.028in" style:contextual-spacing="false"/>
      <style:text-properties fo:font-size="9pt" officeooo:rsid="0002a1f3" officeooo:paragraph-rsid="0002a1f3" style:font-size-asian="9pt" style:font-size-complex="9pt"/>
    </style:style>
    <style:style style:name="P13" style:family="paragraph" style:parent-style-name="paper_20_title" style:master-page-name="First_20_Page">
      <style:paragraph-properties fo:margin-top="0in" fo:margin-bottom="0.1945in" style:contextual-spacing="false" style:page-number="auto"/>
      <style:text-properties officeooo:paragraph-rsid="0002a1f3"/>
    </style:style>
    <style:style style:name="P14" style:family="paragraph" style:parent-style-name="Abstract">
      <style:paragraph-properties fo:margin-left="0in" fo:margin-right="0in" fo:text-indent="0in" style:auto-text-indent="false"/>
    </style:style>
    <style:style style:name="P15" style:family="paragraph" style:parent-style-name="Footer">
      <style:paragraph-properties fo:text-align="start" style:justify-single-word="false"/>
      <style:text-properties fo:font-size="8pt" style:font-size-asian="8pt" style:font-size-complex="8pt"/>
    </style:style>
    <style:style style:name="P16" style:family="paragraph" style:parent-style-name="Heading_20_1">
      <style:paragraph-properties fo:margin-left="0in" fo:margin-right="0in" fo:text-indent="0in" style:auto-text-indent="false"/>
    </style:style>
    <style:style style:name="P17" style:family="paragraph" style:parent-style-name="Heading_20_1">
      <style:paragraph-properties fo:margin-left="0in" fo:margin-right="0in" fo:text-indent="0in" style:auto-text-indent="false"/>
      <style:text-properties fo:font-weight="bold" style:font-weight-asian="bold" style:font-weight-complex="bold"/>
    </style:style>
    <style:style style:name="P18" style:family="paragraph" style:parent-style-name="Heading_20_1">
      <style:paragraph-properties fo:margin-left="0in" fo:margin-right="0in" fo:text-indent="0in" style:auto-text-indent="false"/>
      <style:text-properties fo:font-weight="bold" officeooo:paragraph-rsid="000396db" style:font-weight-asian="bold" style:font-weight-complex="bold"/>
    </style:style>
    <style:style style:name="P19" style:family="paragraph" style:parent-style-name="Heading_20_1">
      <style:paragraph-properties fo:margin-left="0in" fo:margin-right="0in" fo:text-indent="0in" style:auto-text-indent="false"/>
      <style:text-properties officeooo:paragraph-rsid="00057520"/>
    </style:style>
    <style:style style:name="P20" style:family="paragraph" style:parent-style-name="Heading_20_2">
      <style:text-properties fo:font-weight="bold" officeooo:rsid="0002a1f3" officeooo:paragraph-rsid="0002a1f3" style:font-weight-asian="bold" style:font-weight-complex="bold"/>
    </style:style>
    <style:style style:name="P21" style:family="paragraph" style:parent-style-name="Heading_20_2">
      <style:text-properties fo:font-weight="bold" style:font-weight-asian="bold" style:font-weight-complex="bold"/>
    </style:style>
    <style:style style:name="P22" style:family="paragraph" style:parent-style-name="Heading_20_2">
      <style:text-properties fo:font-weight="bold" officeooo:paragraph-rsid="000396db" style:font-weight-asian="bold" style:font-weight-complex="bold"/>
    </style:style>
    <style:style style:name="P23" style:family="paragraph" style:parent-style-name="Heading_20_2">
      <style:text-properties fo:font-weight="bold" officeooo:rsid="0004bb59" officeooo:paragraph-rsid="0004bb59" style:font-weight-asian="bold" style:font-weight-complex="bold"/>
    </style:style>
    <style:style style:name="P24" style:family="paragraph" style:parent-style-name="Heading_20_2">
      <style:text-properties fo:font-weight="bold" officeooo:rsid="000396db" officeooo:paragraph-rsid="000396db" style:font-weight-asian="bold" style:font-weight-complex="bold"/>
    </style:style>
    <style:style style:name="P25" style:family="paragraph" style:parent-style-name="Heading_20_2">
      <style:paragraph-properties fo:margin-left="0in" fo:margin-right="0in" fo:text-align="justify" style:justify-single-word="false" fo:text-indent="0in" style:auto-text-indent="false"/>
      <style:text-properties fo:font-weight="bold" officeooo:rsid="000a88e8" officeooo:paragraph-rsid="000a88e8" style:font-weight-asian="bold" style:font-weight-complex="bold"/>
    </style:style>
    <style:style style:name="P26"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27"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28"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29" style:family="paragraph" style:parent-style-name="Heading_20_3">
      <style:paragraph-properties fo:margin-left="0in" fo:margin-right="0in" fo:text-indent="0.2in" style:auto-text-indent="false"/>
    </style:style>
    <style:style style:name="P30" style:family="paragraph" style:parent-style-name="Heading_20_4">
      <style:paragraph-properties fo:margin-left="0in" fo:margin-right="0in" fo:text-indent="0.35in" style:auto-text-indent="false"/>
    </style:style>
    <style:style style:name="P31" style:family="paragraph" style:parent-style-name="Standard">
      <style:paragraph-properties fo:text-align="start" style:justify-single-word="false"/>
      <style:text-properties officeooo:paragraph-rsid="000396db"/>
    </style:style>
    <style:style style:name="P32" style:family="paragraph" style:parent-style-name="Standard">
      <style:paragraph-properties fo:text-align="start" style:justify-single-word="false"/>
      <style:text-properties officeooo:paragraph-rsid="0004bb59"/>
    </style:style>
    <style:style style:name="P33" style:family="paragraph" style:parent-style-name="Standard">
      <style:paragraph-properties fo:margin-left="0in" fo:margin-right="0in" fo:text-align="start" style:justify-single-word="false" fo:text-indent="0in" style:auto-text-indent="false"/>
      <style:text-properties officeooo:paragraph-rsid="0004bb59"/>
    </style:style>
    <style:style style:name="P34" style:family="paragraph" style:parent-style-name="Standard" style:list-style-name="L4">
      <style:paragraph-properties fo:text-align="start" style:justify-single-word="false"/>
      <style:text-properties officeooo:paragraph-rsid="000a88e8"/>
    </style:style>
    <style:style style:name="P35" style:family="paragraph" style:parent-style-name="Standard">
      <style:paragraph-properties fo:text-align="justify" style:justify-single-word="false"/>
      <style:text-properties officeooo:paragraph-rsid="0004bb59"/>
    </style:style>
    <style:style style:name="P36" style:family="paragraph" style:parent-style-name="Standard">
      <style:paragraph-properties fo:text-align="justify" style:justify-single-word="false"/>
      <style:text-properties officeooo:paragraph-rsid="000396db"/>
    </style:style>
    <style:style style:name="P37" style:family="paragraph" style:parent-style-name="Standard">
      <style:paragraph-properties fo:text-align="justify" style:justify-single-word="false"/>
      <style:text-properties officeooo:paragraph-rsid="0003e7cd"/>
    </style:style>
    <style:style style:name="P38" style:family="paragraph" style:parent-style-name="Standard">
      <style:paragraph-properties fo:text-align="justify" style:justify-single-word="false"/>
      <style:text-properties officeooo:paragraph-rsid="0006ad13"/>
    </style:style>
    <style:style style:name="P39" style:family="paragraph" style:parent-style-name="Standard" style:list-style-name="">
      <style:paragraph-properties fo:margin-left="0in" fo:margin-right="0in" fo:text-indent="0in" style:auto-text-indent="false"/>
      <style:text-properties officeooo:paragraph-rsid="0004bb59"/>
    </style:style>
    <style:style style:name="P40" style:family="paragraph" style:parent-style-name="Standard">
      <style:paragraph-properties fo:margin-left="0in" fo:margin-right="0in" fo:text-align="justify" style:justify-single-word="false" fo:text-indent="0in" style:auto-text-indent="false"/>
      <style:text-properties officeooo:rsid="00057520" officeooo:paragraph-rsid="00057520"/>
    </style:style>
    <style:style style:name="P41" style:family="paragraph" style:parent-style-name="Standard">
      <style:paragraph-properties fo:margin-left="0in" fo:margin-right="0in" fo:text-indent="0in" style:auto-text-indent="false"/>
      <style:text-properties officeooo:rsid="0006ad13" officeooo:paragraph-rsid="0006ad13"/>
    </style:style>
    <style:style style:name="P42" style:family="paragraph" style:parent-style-name="Standard">
      <style:paragraph-properties fo:margin-left="0in" fo:margin-right="0in" fo:text-align="justify" style:justify-single-word="false" fo:text-indent="0in" style:auto-text-indent="false"/>
      <style:text-properties officeooo:rsid="0006ad13" officeooo:paragraph-rsid="00088ee3"/>
    </style:style>
    <style:style style:name="P43"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weight="normal" officeooo:rsid="000a88e8" officeooo:paragraph-rsid="000a88e8" style:font-weight-asian="normal" style:font-weight-complex="normal"/>
    </style:style>
    <style:style style:name="P45" style:family="paragraph" style:parent-style-name="Standard" style:list-style-name="L4">
      <style:paragraph-properties fo:text-align="start" style:justify-single-word="false"/>
      <style:text-properties fo:font-weight="normal" officeooo:rsid="000a88e8" officeooo:paragraph-rsid="000a88e8" style:font-weight-asian="normal"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fo:font-weight="normal" officeooo:rsid="000c2be8" officeooo:paragraph-rsid="000c2be8" style:font-weight-asian="normal" style:font-weight-complex="normal"/>
    </style:style>
    <style:style style:name="P47"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48" style:family="paragraph" style:parent-style-name="Text_20_body">
      <style:paragraph-properties fo:margin-left="0in" fo:margin-right="0in" fo:text-indent="0in" style:auto-text-indent="false"/>
      <style:text-properties officeooo:paragraph-rsid="000396db"/>
    </style:style>
    <style:style style:name="P49"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50" style:family="paragraph" style:parent-style-name="Text_20_body">
      <style:text-properties officeooo:rsid="000396db" officeooo:paragraph-rsid="000396db"/>
    </style:style>
    <style:style style:name="P51" style:family="paragraph" style:parent-style-name="Text_20_body">
      <style:paragraph-properties fo:margin-left="0in" fo:margin-right="0in" fo:text-indent="0in" style:auto-text-indent="false"/>
    </style:style>
    <style:style style:name="P52" style:family="paragraph" style:parent-style-name="bullet_20_list" style:list-style-name="WWNum1">
      <style:paragraph-properties fo:margin-left="0.4in" fo:margin-right="0in" fo:text-indent="-0.2in" style:auto-text-indent="false"/>
    </style:style>
    <style:style style:name="P53" style:family="paragraph" style:parent-style-name="bullet_20_list" style:list-style-name="L1">
      <style:text-properties officeooo:rsid="0003e7cd" officeooo:paragraph-rsid="0003e7cd"/>
    </style:style>
    <style:style style:name="P54" style:family="paragraph" style:parent-style-name="bullet_20_list" style:list-style-name="L2">
      <style:text-properties officeooo:paragraph-rsid="0002a1f3"/>
    </style:style>
    <style:style style:name="P55" style:family="paragraph" style:parent-style-name="bullet_20_list" style:list-style-name="L1">
      <style:text-properties fo:font-weight="bold" officeooo:rsid="0003e7cd" officeooo:paragraph-rsid="0003e7cd" style:font-weight-asian="bold" style:font-weight-complex="bold"/>
    </style:style>
    <style:style style:name="P56" style:family="paragraph" style:parent-style-name="bullet_20_list" style:list-style-name="L1">
      <style:text-properties fo:font-style="normal" fo:font-weight="bold" officeooo:rsid="0003e7cd" officeooo:paragraph-rsid="0003e7cd" style:font-style-asian="normal" style:font-weight-asian="bold" style:font-style-complex="normal" style:font-weight-complex="bold"/>
    </style:style>
    <style:style style:name="P57" style:family="paragraph" style:parent-style-name="figure_20_caption" style:list-style-name="WWNum2">
      <style:paragraph-properties fo:margin-left="0in" fo:margin-right="0in" fo:text-indent="0in" style:auto-text-indent="false"/>
    </style:style>
    <style:style style:name="P58" style:family="paragraph" style:parent-style-name="references" style:list-style-name="WWNum8">
      <style:paragraph-properties fo:margin-left="0.2457in" fo:margin-right="0in" fo:text-indent="-0.2457in" style:auto-text-indent="false"/>
    </style:style>
    <style:style style:name="P59" style:family="paragraph" style:parent-style-name="references" style:list-style-name="">
      <style:paragraph-properties fo:margin-left="0.25in" fo:margin-right="0in" fo:text-indent="-0.25in" style:auto-text-indent="false"/>
    </style:style>
    <style:style style:name="P60" style:family="paragraph" style:parent-style-name="references" style:list-style-name="">
      <style:paragraph-properties fo:margin-left="0.25in" fo:margin-right="0in" fo:line-height="100%" fo:text-align="center" style:justify-single-word="false" fo:text-indent="-0.25in" style:auto-text-indent="false"/>
    </style:style>
    <style:style style:name="P61" style:family="paragraph" style:parent-style-name="table_20_footnote" style:list-style-name="WWNum24">
      <style:paragraph-properties fo:margin-left="0.0402in" fo:margin-right="0in" fo:text-indent="-0.0201in" style:auto-text-indent="false"/>
    </style:style>
    <style:style style:name="P62" style:family="paragraph" style:parent-style-name="table_20_head" style:list-style-name="WWNum9"/>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9pt" style:font-size-asian="9pt" style:font-size-complex="9pt"/>
    </style:style>
    <style:style style:name="T4" style:family="text">
      <style:text-properties fo:font-size="9pt" officeooo:rsid="0002a1f3"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02a1f3" style:font-size-asian="9pt" style:font-style-asian="italic" style:font-size-complex="9pt"/>
    </style:style>
    <style:style style:name="T7" style:family="text">
      <style:text-properties style:text-position="super 5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style:font-name="Times New Roman" fo:font-style="italic" style:font-style-asian="italic" style:font-name-complex="Times New Roman1"/>
    </style:style>
    <style:style style:name="T14" style:family="text">
      <style:text-properties style:font-name="Symbol1" fo:font-style="italic" style:font-style-asian="italic" style:font-name-complex="Symbol2" style:font-style-complex="italic"/>
    </style:style>
    <style:style style:name="T15" style:family="text">
      <style:text-properties style:text-position="sub 5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03e7cd" style:font-weight-asian="bold" style:font-weight-complex="bold"/>
    </style:style>
    <style:style style:name="T19" style:family="text">
      <style:text-properties fo:font-weight="bold" officeooo:rsid="00057520" style:font-weight-asian="bold" style:font-weight-complex="bold"/>
    </style:style>
    <style:style style:name="T20" style:family="text">
      <style:text-properties fo:font-style="normal" style:font-style-asian="normal"/>
    </style:style>
    <style:style style:name="T21" style:family="text">
      <style:text-properties fo:font-style="normal" fo:font-weight="bold" officeooo:rsid="0006ad13" style:font-style-asian="normal" style:font-weight-asian="bold" style:font-style-complex="normal" style:font-weight-complex="bold"/>
    </style:style>
    <style:style style:name="T22" style:family="text">
      <style:text-properties fo:font-variant="normal" fo:text-transform="none" fo:font-style="italic" style:font-style-asian="italic" style:font-style-complex="italic"/>
    </style:style>
    <style:style style:name="T23"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24" style:family="text">
      <style:text-properties fo:color="#ff0000" loext:opacity="100%" fo:font-size="10pt" fo:letter-spacing="-0.0008in" fo:font-weight="bold" style:font-name-asian="SimSun" style:font-size-asian="10pt" style:rfc-language-tag-asian="x-none" style:font-weight-asian="bold" style:font-size-complex="10pt"/>
    </style:style>
    <style:style style:name="T25" style:family="text">
      <style:text-properties officeooo:rsid="0002a1f3"/>
    </style:style>
    <style:style style:name="T26" style:family="text">
      <style:text-properties officeooo:rsid="000396db"/>
    </style:style>
    <style:style style:name="T27" style:family="text">
      <style:text-properties officeooo:rsid="0004bb59"/>
    </style:style>
    <style:style style:name="T28" style:family="text">
      <style:text-properties officeooo:rsid="00057520"/>
    </style:style>
    <style:style style:name="T29" style:family="text">
      <style:text-properties fo:font-weight="normal" officeooo:rsid="000a88e8" style:font-weight-asian="normal" style:font-weight-complex="normal"/>
    </style:style>
    <style:style style:name="T30" style:family="text">
      <style:text-properties officeooo:rsid="000a88e8"/>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Paper Title* (use style: </text:span><text:span text:style-name="T2">paper title</text:span><text:span text:style-name="T1">)</text:span></text:p>
      <text:section text:style-name="Sect1" text:name="TextSection">
        <text:p text:style-name="P11"/>
        <text:p text:style-name="P12"/>
        <text:p text:style-name="P12"/>
        <text:p text:style-name="P3"><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p text:style-name="P4"/>
        <text:p text:style-name="Standard"/>
      </text:section>
      <text:section text:style-name="Sect1" text:name="Section1">
        <text:p text:style-name="Standard"/>
        <text:p text:style-name="P4"/>
      </text:section>
      <text:section text:style-name="Sect2" text:name="Section2">
        <text:p text:style-name="P14"><text:span text:style-name="T9">Abstract</text:span>—<text:span text:style-name="T10">Ground segmentation in point cloud data is the process of separating the points into ground and non-ground. It is a binary classification problem and many approaches have been published in literature. One approach to ground segmentation is to subdivide a large point cloud into smaller cells and analyze each cell by fitting a model. It is common practice to fit a planar model to the points. Although the existing solutions produce good results in certain scenarios based on certain assumptions about the robot environment, yet there is no solution which provides a general purpose solution for outdoor applications in mobile robotics. In this work, we provide such a solution for rough terrain indoor and outdoor mobile robot applications. </text:span></text:p>
        <text:p text:style-name="Keywords">Keywords—<text:span text:style-name="T25">LIDAR, Ground segmentation, Mobile Robotics, Rough Terrain</text:span></text:p>
        <text:h text:style-name="P17" text:outline-level="1">Introduction </text:h>
        <text:p text:style-name="P41"><text:span text:style-name="T17"/></text:p>
        <text:p text:style-name="P43">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he LIDAR uses bands of laser beams to scan the surrounding environment and the time-of-flight is to used to capture distance information at mm range resolution. The result of the single scan is a point cloud sample which in today’s sensors may contain 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30">pplications:</text:span></text:p>
        <text:p text:style-name="P43"/>
        <text:list xml:id="list219424348" text:style-name="L4">
          <text:list-item>
            <text:p text:style-name="P34"><text:span text:style-name="T29">Ground Detection</text:span></text:p>
          </text:list-item>
          <text:list-item>
            <text:p text:style-name="P45">Obstacle Detection</text:p>
          </text:list-item>
          <text:list-item>
            <text:p text:style-name="P45">Object Detection</text:p>
          </text:list-item>
          <text:list-item>
            <text:p text:style-name="P45">Terrain Analysis</text:p>
          </text:list-item>
          <text:list-item>
            <text:p text:style-name="P45">Traversability Analysis</text:p>
          </text:list-item>
          <text:list-item>
            <text:p text:style-name="P45">Drivable Area Detection</text:p>
          </text:list-item>
          <text:list-item>
            <text:p text:style-name="P45">SLAM</text:p>
          </text:list-item>
        </text:list>
        <text:p text:style-name="P42"><text:span text:style-name="T17"/></text:p>
        <text:p text:style-name="P51">The extraction of ground points from a pointcloud sample is a key step in the perception pipleine of an autonomous systems. There are a number of solutions which have been presented over the past few years.Our main for this work was to focus on extraction of ground points with as few fixed thresholds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20" text:outline-level="2">Statement of Need</text:h>
        <text:list xml:id="list445804929" text:style-name="L2">
          <text:list-item>
            <text:p text:style-name="P54">Detection of ground points is a necessary precursor step for extraction of useful information from pointcloud data for downstream tasks in mobile robot navigation [6,8]- </text:p>
          </text:list-item>
          <text:list-item>
            <text:p text:style-name="P54">Object and obstacle detection algorithms detect ground points as false positives. The detection can be improved when ground points aredetected and removed. Additionally, the computational burden is reduced by processing only non-ground points [9].- </text:p>
          </text:list-item>
          <text:list-item>
            <text:p text:style-name="P54">Ground points can be used for traversability analysis, navigation, and static map generation.</text:p>
          </text:list-item>
        </text:list>
        <text:h text:style-name="P19" text:outline-level="1"><text:span text:style-name="T19">Related work</text:span></text:h>
        <text:p text:style-name="P40">Based on a recent survey of the ground segmentation approaches, it is quite evident that all solutions use either a traditional or a learning-based approach. This claim is also supported by the recent survey of ground segmentation approaches which classifies the available state-of-the-art solutions. Based on my research review, there is to date no solution which has used a hybrid approach, which combines the strengths of both approaches. </text:p>
        <text:p text:style-name="P40"/>
        <text:h text:style-name="P25" text:outline-level="2">Traditional Solutions</text:h>
        <text:p text:style-name="P44">The traditional solutions to ground segmentation use geometric properties of the points to segment the ground and non-ground points. Usual approaches discretize the point cloud into a grid cell and then process the points in each cell individually. The grid cells may be purely 2D, 2.5D, or even 3D. Some approaches extend the grid cell and analyze the points in neighboring cells for a better estimation of surface <text:soft-page-break/>properties. The modeling of the points in the grid cells using <text:s/>plane fitting and line extraction is a common approach in many solutions. Region growing and clustering is used to combine individual grid cells into a larger region of connected cells.</text:p>
        <text:h text:style-name="P25" text:outline-level="2">Learning Solutions</text:h>
        <text:p text:style-name="P46"><text:span text:style-name="T30">T</text:span>he advancements in deep learning meant that some researchers used the existing CNN networks originally used for object detection for ground segmentation using range images generated from the point cloud data. The development of PointNet was a shift in the paradigm and allowed researches to directly train models on pointd cloud. This resulted in a number of different works.</text:p>
        <text:p text:style-name="P39"/>
        <text:h text:style-name="P18" text:outline-level="1"><text:span text:style-name="T26">CHALLENGE</text:span><text:span text:style-name="T28">S</text:span></text:h>
        <text:p text:style-name="P46"><text:span text:style-name="T28">B</text:span>ased on our experience in this work and the literature review, we want to highlight some key challenges which researches try to solve in the ground segmentation approaches. </text:p>
        <text:h text:style-name="P21" text:outline-level="2">Grid cell size vs roughness of the terrain</text:h>
        <text:p text:style-name="P51">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c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Additionally, t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it comes to selection of a suitable grid cell size for a ground segmentation algorithm.In our solution, we make use of the known and reliable information and tried to find an algorithm which solves most of previously mentioned challenges. One challenge which remains unsolved is the computational performance related to the grid cell size. The type and amount of computational power available is robot platform dependent and therefore the grid cell size is coupled to the available resources. The user should select a grid cell size based on the runtime requirements of the algorithm.</text:p>
        <text:h text:style-name="P21" text:outline-level="2">Sparse assignment of far off points to grid cells</text:h>
        <text:p text:style-name="P51">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h text:style-name="P22" text:outline-level="2">Polar vs Square grid cells</text:h>
        <text:p text:style-name="P48">Literature review has shown that researchers prefer polar grid cells as compared to square cells. However, in our 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22" text:outline-level="2">False positive flat surfaces other than ground e.g. table top, car roof etc.</text:h>
        <text:p text:style-name="P48">The gradient of the fitting plane to a grid cell can not be used as the sole criteria for the segmentation. The reason is the existence of flat surfaced obstacles in the robot's environment.</text:p>
        <text:h text:style-name="P22" text:outline-level="2">False positive points at the junction of ground and obstacles</text:h>
        <text:p text:style-name="P48">We perform a point wise check to remove as many false positives as possible at the junction of ground and non-ground points</text:p>
        <text:h text:style-name="P23" text:outline-level="2">Influence of grid cell height on the performance of segmentation</text:h>
        <text:p text:style-name="P47"><text:span text:style-name="T27">T</text:span>he height of the grid cell plays a key role in identifcation of obstacles in the point cloud. The key challenge here is to detect tall obstacles in the grid cells but without falsely detection the underlying ground points as obstacles as well. This challenge is evident in the tree canopy situation where the ground points in the grid cell are falsely identified as obstacle points because of the large height of the grid cell.</text:p>
        <text:h text:style-name="P23" text:outline-level="2">Outlier Correction</text:h>
        <text:p text:style-name="P49">The plane fitting will produce false positive outliers because of the natual curvature of the ground surface. A correction step using the actual <text:s/>resultant normal of the points is used to correctly assign ground and non ground points.</text:p>
        <text:h text:style-name="P23" text:outline-level="2">Performance</text:h>
        <text:p text:style-name="P47"><text:span text:style-name="T27">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50"/>
        <text:h text:style-name="P18" text:outline-level="1"><text:span text:style-name="T26">Core Components</text:span></text:h>
        <text:h text:style-name="P21" text:outline-level="2">Pre Processing</text:h>
        <text:p text:style-name="P1">The input pointcloud is first filtered to a user defined region.</text:p>
        <text:h text:style-name="P24" text:outline-level="2">3D Grid Representation</text:h>
        <text:p text:style-name="P2">The points are at first subdivided into a euclidean space 3d grid.</text:p>
        <text:h text:style-name="P24" text:outline-level="2">Local Eigen Analysis</text:h>
        <text:p text:style-name="P32">Points in each grid cell are analyzed based on the ratio of eigen values. Based on the ratio of the largest eigen value with the sum of all eige<text:span text:style-name="T27">n</text:span> values,we can roughly estimate that spread of points in the grid cell.</text:p>
        <text:p text:style-name="P32"/>
        <text:p text:style-name="P33">1) Ratio &gt; 0.950</text:p>
        <text:p text:style-name="P32">If the largest eigen value is also the dominating value in all the values then we classify this set of points as a LINE.</text:p>
        <text:p text:style-name="P32"/>
        <text:p text:style-name="P32">2) Ratio &gt; 0.40</text:p>
        <text:p text:style-name="P32">If the ratio is &gt; 0.4 then the points are classified as PLANE</text:p>
        <text:p text:style-name="P32"/>
        <text:p text:style-name="P32">3) Ratio &lt; 0.40</text:p>
        <text:p text:style-name="P35"><text:soft-page-break/>If the ratio is &lt; 0.40 then the points are classified as UNKNOW<text:span text:style-name="T27">N, </text:span>This step is important because as the distance of points gets large the point assignment to gird cells gets sparse. The plane fitting step is not suitable the case the points are LINE because the resulting plane fit can take any orientation and this will reduce the quality of segmentation. Similarly for UNKNOWN cells, we can not be certain if the points are from uneven terrain, vegetation etc. and thus the plane fit will not be of high quality.We can safely perform plane fitting on cells with the PLANE classification and can trust the resulting slope for the initial corse estimation of ground and non-ground cells.The cells are classified into three categories: PLANE, LINE, UNKNOW<text:span text:style-name="T27">N</text:span></text:p>
        <text:h text:style-name="P24" text:outline-level="2">Planar Model Fitting</text:h>
        <text:p text:style-name="P36">The PLANE cells from the previous step are fitted with a plane model The LINE cells are analyzed. The cells which fulfill the ground criteria are tentatively marked as a potential ground cells. Cells which fit the ground criteria are used to select the initial seeds for region growing. The initial seed cells are the ones which are closest to the mean height of all tentative ground cells and with highest number of ground neighbors. Cells which do not fit the ground criteria are marked as non-ground</text:p>
        <text:h text:style-name="P24" text:outline-level="2">Seed Selection</text:h>
        <text:p text:style-name="P36">The seed cells are selected based on the following conditions:1) High confidence of the cell points belong to ground2) The centroid is within a user defined distance threshold3) Initial cells are ground into 4 groups of cells, each group belongs to a single quadrant4) Mean height is computed for each group5) Seed cells are selected in each quadrant based on neighborhood and closeness to the mean height. The cell with the most ground neighbors and closest to the mean height is selected as a seed each from each quadrant.6) At the end of seed selection, we have 1 seed cell selected from each quadrant.</text:p>
        <text:h text:style-name="P24" text:outline-level="2">Region Growth</text:h>
        <text:p text:style-name="P31">The initial seed cells are used to grow the ground cells. All ground neighbors are expanded recursively. <text:s/></text:p>
        <text:h text:style-name="P27" text:outline-level="2">Point Segmentation</text:h>
        <text:list xml:id="list2598248061" text:style-name="L1">
          <text:list-item>
            <text:p text:style-name="P55">Ground Cells</text:p>
            <text:p text:style-name="P53">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Outlier check:1) Find the closest inlier point and compute the vector from the inlier to outlier2) Compute the distance of vector's component along the ground normal3) If the distance along the normal is3.1) less than or equal to the plane fit threshold then the outlier is marked as ground point3.2) greator than the plane fit theshold then the outlier marked as non-ground point</text:p>
          </text:list-item>
          <text:list-item>
            <text:p text:style-name="P56">Unknown Cells</text:p>
            <text:p text:style-name="P53">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list-item>
          <text:list-item>
            <text:p text:style-name="P55">Non-Ground Cells</text:p>
            <text:p text:style-name="P53">Over segmentation of non-ground cells is very evident in the case of non-ground cells. We process each non-ground cell based on its neighborhood.1) If the non-ground cell has no ground neighbors then we can safely assign all the points as non-ground.2) If the non-ground cell has ground neighbors then we need to make sure which of these ground neighbors are actually ground and which were falsely assigned the ground label due to only slope criteria fulfillment.3)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4) If the non-ground cell has ground neighbors belonging to the main body of the ground cells then we collect all ground points into a single collection of points5) Afterwards, we use the asme algorithm used in outlier check to classify segment ground and non-ground points.</text:p>
          </text:list-item>
        </text:list>
        <text:h text:style-name="P28" text:outline-level="2">Two Step Approach</text:h>
        <text:p text:style-name="P37">Two phase segmentation of points based on local surface properties and neighbourhood analysisFirst phase uses a large height for the grid cells.The large grid cell in the z direction ensures that we capture as many obstacles are possible. However, this also means that ground points in cases of the tree canopy will be falsly classified as non-ground points. We cater for these false detections at the later stage.Second phase uses a small height for the grid cells.The second phase uses a smaller grid cell height so that we can remove any false positive detections of ground points. All the false positive detections are later added back to the non-ground points during the post processing phase.</text:p>
        <text:h text:style-name="P26" text:outline-level="2"><text:span text:style-name="T18">P</text:span><text:span text:style-name="T17">ost Processing</text:span></text:h>
        <text:p text:style-name="P38"><text:span text:style-name="T21"/></text:p>
        <text:p text:style-name="P38"><text:span text:style-name="T21"/></text:p>
        <text:p text:style-name="P38"><text:span text:style-name="T21"/></text:p>
        <text:h text:style-name="Heading_20_2" text:outline-level="2"><text:soft-page-break/>Units</text:h>
        <text:list xml:id="list1612758809" text:style-name="WWNum1">
          <text:list-item>
            <text:p text:style-name="P52">Use either SI (MKS) or CGS as primary units. (SI units are encouraged.) English units may be used as secondary units (in parentheses). An exception would be the use of English units as identifiers in trade, such as “3.5-inch disk drive”.</text:p>
          </text:list-item>
          <text:list-item>
            <text:p text:style-name="P52">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52">Do not mix complete spellings and abbreviations of units: “Wb/m2” or “webers per square meter”, not “webers/m2”. <text:s/>Spell out units when they appear in text: “. . . a few henries”, not “. . . a few H”.</text:p>
          </text:list-item>
          <text:list-item>
            <text:p text:style-name="P52"><draw:frame draw:style-name="fr1" draw:name="Frame1" text:anchor-type="paragraph" svg:x="0.6374in" svg:y="10.5008in" draw:z-index="0"><draw:text-box fo:min-height="0.0161in" fo:min-width="0.0161in"><text:p text:style-name="P7">Identify applicable funding agency here. <text:span text:style-name="T10">If none, delete this text box.</text:span></text:p></draw:text-box></draw:frame>Use a zero before decimal points: “0.25”, not “.25”. Use “cm3”, not “cc”. (<text:span text:style-name="T9">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1">:</text:span></text:p>
        <text:p text:style-name="equation"><text:tab/><text:span text:style-name="T13">a</text:span><text:span text:style-name="T13">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151228595474783" text:continue-numbering="true" text:style-name="WWNum1">
          <text:list-item>
            <text:p text:style-name="P52">The word “data” is plural, not singular.</text:p>
          </text:list-item>
          <text:list-item>
            <text:p text:style-name="P52">The subscript for the permeability of vacuum <text:span text:style-name="T14"></text:span><text:span text:style-name="T15">0</text:span>, and other common scientific constants, is zero with subscript formatting, not a lowercase letter “o”.</text:p>
          </text:list-item>
          <text:list-item>
            <text:p text:style-name="P52">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52">A graph within a graph is an “inset”, not an “insert”. The word alternatively is preferred to the word “alternately” (unless you really mean something that alternates).</text:p>
          </text:list-item>
          <text:list-item>
            <text:p text:style-name="P52">Do not use the word “essentially” to mean “approximately” or “effectively”.</text:p>
          </text:list-item>
          <text:list-item>
            <text:p text:style-name="P52">In your paper title, if the words “that uses” can accurately replace the word “using”, capitalize the “u”; if not, keep using lower-cased.</text:p>
          </text:list-item>
          <text:list-item>
            <text:p text:style-name="P52">Be aware of the different meanings of the homophones “affect” and “effect”, “complement” and “compliment”, “discreet” and “discrete”, “principal” and “principle”.</text:p>
          </text:list-item>
          <text:list-item>
            <text:p text:style-name="P52">Do not confuse “imply” and “infer”.</text:p>
          </text:list-item>
          <text:list-item>
            <text:p text:style-name="P52">The prefix “non” is not a word; it should be joined to the word it modifies, usually without a hyphen.</text:p>
          </text:list-item>
          <text:list-item>
            <text:p text:style-name="P52">There is no period after the “et” in the Latin abbreviation “et al.”.</text:p>
          </text:list-item>
          <text:list-item>
            <text:p text:style-name="P52">The abbreviation “i.e.” means “that is”, and the abbreviation “e.g.” means “for example”.</text:p>
          </text:list-item>
        </text:list>
        <text:p text:style-name="Text_20_body">An excellent style manual for science writers is [7].</text:p>
        <text:h text:style-name="P16"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16">The template is designed</text:span><text:span text:style-name="T12"> for,</text:span><text:span text:style-name="T16"> but not limited to</text:span><text:span text:style-name="T12">, six authors.</text:span><text:span text:style-name="T11">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1"> </text:span>Please keep your affiliations as succinct as possible (for example, do not differentiate among departments of the same organization).</text:p>
        <text:h text:style-name="P29" text:outline-level="3">For papers with more than six authors: <text:span text:style-name="T20">Add author names horizontally, moving to a third row if needed for more than 8 authors.</text:span></text:h>
        <text:h text:style-name="P29" text:outline-level="3">For papers with less than six authors: <text:span text:style-name="T20">To change the default, adjust the template as follows.</text:span></text:h>
        <text:h text:style-name="P30" text:outline-level="4">Selection: <text:span text:style-name="T20">Highlight all author and affiliation lines.</text:span></text:h>
        <text:h text:style-name="P30" text:outline-level="4">Change number of columns: <text:span text:style-name="T20">Select the Columns icon from the MS Word Standard toolbar and then select the correct number of columns from the selection palette.</text:span></text:h>
        <text:h text:style-name="P30" text:outline-level="4">Deletion: <text:span text:style-name="T20">Delete the author and affiliation lines for the extra authors.</text:span></text:h>
        <text:p text:style-name="P5"/>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ext:soft-page-break/>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P30" text:outline-level="4"><text:s/>Positioning Figures and Tables: <text:span text:style-name="T20">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3699517808" text:style-name="WWNum9">
          <text:list-item>
            <text:p text:style-name="P62">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P8">Table Head</text:p>
              </table:table-cell>
              <table:table-cell table:style-name="Table1.A1" table:number-columns-spanned="3" office:value-type="string">
                <text:p text:style-name="P8">Table Column Head</text:p>
              </table:table-cell>
              <table:covered-table-cell/>
              <table:covered-table-cell/>
            </table:table-row>
            <table:table-row table:style-name="Table1.1">
              <table:covered-table-cell table:style-name="Table1.A2"/>
              <table:table-cell table:style-name="Table1.A1" office:value-type="string">
                <text:p text:style-name="P9">Table column subhead</text:p>
              </table:table-cell>
              <table:table-cell table:style-name="Table1.A1" office:value-type="string">
                <text:p text:style-name="P9">Subhead</text:p>
              </table:table-cell>
              <table:table-cell table:style-name="Table1.A1" office:value-type="string">
                <text:p text:style-name="P9">Subhead</text:p>
              </table:table-cell>
            </table:table-row>
          </table:table-header-rows>
          <table:table-row table:style-name="Table1.3">
            <table:table-cell table:style-name="Table1.A1" office:value-type="string">
              <text:p text:style-name="P10">copy</text:p>
            </table:table-cell>
            <table:table-cell table:style-name="Table1.A1" office:value-type="string">
              <text:p text:style-name="P10">More table copy<text:span text:style-name="T7">a</text:span></text:p>
            </table:table-cell>
            <table:table-cell table:style-name="Table1.A1" office:value-type="string">
              <text:p text:style-name="P6"/>
            </table:table-cell>
            <table:table-cell table:style-name="Table1.A1" office:value-type="string">
              <text:p text:style-name="P6"/>
            </table:table-cell>
          </table:table-row>
        </table:table>
        <text:list xml:id="list3402144212" text:style-name="WWNum24">
          <text:list-item>
            <text:p text:style-name="P61">Sample of a Table footnote. (<text:span text:style-name="T8">Table footnote</text:span>)</text:p>
          </text:list-item>
        </text:list>
        <text:list xml:id="list585491190" text:style-name="WWNum2">
          <text:list-item>
            <text:p text:style-name="P57">Example of a figure caption. <text:span text:style-name="T10">(</text:span><text:span text:style-name="T9">figure caption</text:span><text:span text:style-name="T10">)</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9">(</text:span><text:span text:style-name="T22">Heading 5</text:span><text:span text:style-name="T9">)</text:span></text:h>
        <text:p text:style-name="Text_20_body">The preferred spelling of the word “acknowledgment” in America is without an “e” after the “g”. Avoid the stilted expression “<text:span text:style-name="T11">o</text:span>ne of us (R. B. G.) thanks ...<text:span text:style-name="T11">”. <text:s/></text:span>Instead, try “R. B. G. thanks...”.<text:span text:style-name="T11">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1"> </text:span>...”</text:p>
        <text:p text:style-name="Text_20_body">Number footnotes separately in superscripts. Place the actual footnote at the bottom of the column in which it was cited. Do not put footnotes in the<text:span text:style-name="T11"> abstract or</text:span> reference list. Use letters for table footnotes.</text:p>
        <text:p text:style-name="Text_20_body">Unless there are six authors or more give all authors<text:span text:style-name="T11">’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3568384765" text:style-name="WWNum8">
          <text:list-item>
            <text:p text:style-name="P58">G. Eason, B. Noble, and I. N. Sneddon, “On certain integrals of Lipschitz-Hankel type involving products of Bessel functions,” Phil. Trans. Roy. Soc. London, vol. A247, pp. 529–551, April 1955. <text:span text:style-name="T9">(references)</text:span></text:p>
          </text:list-item>
          <text:list-item>
            <text:p text:style-name="P58">J. Clerk Maxwell, A Treatise on Electricity and Magnetism, 3rd ed., vol. 2. Oxford: Clarendon, 1892, pp.68–73.</text:p>
          </text:list-item>
          <text:list-item>
            <text:p text:style-name="P58">I. S. Jacobs and C. P. Bean, “Fine particles, thin films and exchange anisotropy,” in Magnetism, vol. III, G. T. Rado and H. Suhl, Eds. New York: Academic, 1963, pp. 271–350.</text:p>
          </text:list-item>
          <text:list-item>
            <text:p text:style-name="P58">K. Elissa, “Title of paper if known,” unpublished.</text:p>
          </text:list-item>
          <text:list-item>
            <text:p text:style-name="P58">R. Nicole, “Title of paper with only first word capitalized,” J. Name Stand. Abbrev., in press.</text:p>
          </text:list-item>
          <text:list-item>
            <text:p text:style-name="P58">Y. Yorozu, M. Hirano, K. Oka, and Y. Tagawa, “Electron spectroscopy studies on magneto-optical media and plastic substrate interface,” IEEE Transl. J. Magn. Japan, vol. 2, pp. 740–741, August 1987 [Digests 9th Annual Conf. Magnetics Japan, p. 301, 1982].</text:p>
          </text:list-item>
          <text:list-item>
            <text:p text:style-name="P58">M. Young, The Technical Writer’s Handbook. Mill Valley, CA: University Science, 1989.</text:p>
          </text:list-item>
        </text:list>
        <text:p text:style-name="P59"/>
        <text:p text:style-name="P60"><text:span text:style-name="T23">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4">may</text:span><text:span text:style-name="T23"> result in your paper not being published.</text:span></text:p>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monospace" svg:font-family="monospace, monospace_EmbeddedFont, monospace_MSFontServic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bold" style:font-size-asian="10pt" style:font-style-asian="italic" style:font-weight-asian="bold" style:font-name-complex="Times New Roman1" style:font-family-complex="'Times New Roman'" style:font-family-generic-complex="system" style:font-pitch-complex="variable" style:font-size-complex="10pt" style:font-style-complex="italic"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6</meta:editing-cycles>
    <meta:creation-date>2019-01-08T18:42:00</meta:creation-date>
    <dc:date>2024-05-23T15:12:28.237894900</dc:date>
    <meta:editing-duration>PT2H55M53S</meta:editing-duration>
    <meta:generator>LibreOffice/7.3.7.2$Linux_X86_64 LibreOffice_project/30$Build-2</meta:generator>
    <meta:document-statistic meta:table-count="1" meta:image-count="0" meta:object-count="0" meta:page-count="5" meta:paragraph-count="137" meta:word-count="4593" meta:character-count="27194" meta:non-whitespace-character-count="22834"/>
  </office:meta>
</office:document-meta>
</file>